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his is a test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678">
            <text:p>6678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678">
            <text:p>678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">
            <text:p>7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6">
            <text:p>456</text:p>
          </table:table-cell>
          <table:table-cell office:value-type="float" office:value="4365">
            <text:p>436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10/18/2015</text:date>, <text:time>12:1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10-18T12:12:33</meta:creation-date>
    <meta:generator>NeoOffice/3.2015_Classic_Edition$Unix OpenOffice.org_project/</meta:generator>
    <dc:date>2015-10-18T12:16:00</dc:date>
    <meta:editing-duration>PT00H03M33S</meta:editing-duration>
    <meta:editing-cycles>1</meta:editing-cycles>
    <meta:document-statistic meta:table-count="3" meta:cell-count="16" meta:object-count="0"/>
  </office:meta>
</office:document-meta>
</file>